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1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1816" calcext:value-type="float">
            <text:p>80.0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0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0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0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0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0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200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9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9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9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9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8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8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8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1928" calcext:value-type="float">
            <text:p>74.86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7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7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7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7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7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7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7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7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7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6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6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6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6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6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6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6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196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